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Brandon Text" svg:font-family="'Brandon Text', apple-system, BlinkMacSystemFont, 'Segoe UI', Roboto, Oxygen-Sans, Ubuntu, Cantarell, 'Helvetica Neue', sans-serif"/>
    <style:font-face style:name="Helvetica Neue" svg:font-family="'Helvetica Neue', Helvetica, Arial, sans-serif"/>
    <style:font-face style:name="Nunito Sans" svg:font-family="'Nunito Sans', sans-serif"/>
    <style:font-face style:name="Nunito" svg:font-family="Nunito, sans-serif"/>
    <style:font-face style:name="OpenSans" svg:font-family="OpenSans"/>
    <style:font-face style:name="Roboto" svg:font-family="Roboto, apple-system, BlinkMacSystemFont, 'Segoe UI', Oxygen-Sans, Ubuntu, Cantarell, 'Helvetica Neue', sans-serif"/>
    <style:font-face style:name="Whitney" svg:font-family="Whitney, sans-serif"/>
    <style:font-face style:name="arial" svg:font-family="arial, sans-serif"/>
    <style:font-face style:name="geomanistregular-bold" svg:font-family="geomanistregular-bold, sans-serif"/>
    <style:font-face style:name="geomanistregular-light" svg:font-family="geomanistregular-light, sans-serif"/>
    <style:font-face style:name="inter" svg:font-family="inter, sans-serif"/>
    <style:font-face style:name="lora-regular" svg:font-family="lora-regular, serif"/>
    <style:font-face style:name="manrope" svg:font-family="manrope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171923" style:font-name="inter" fo:letter-spacing="normal" fo:font-style="normal" fo:font-weight="normal" fo:background-color="#ffff00"/>
    </style:style>
    <style:style style:name="P2" style:family="paragraph" style:parent-style-name="Heading_20_4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71923" style:font-name="inter" fo:letter-spacing="normal" fo:font-style="normal" fo:font-weight="normal" fo:background-color="#ffff00"/>
    </style:style>
    <style:style style:name="P3" style:family="paragraph" style:parent-style-name="Standard">
      <style:text-properties fo:color="#000000" officeooo:rsid="0002fa27" officeooo:paragraph-rsid="0002fa27" fo:background-color="#ffff00"/>
    </style:style>
    <style:style style:name="P4" style:family="paragraph" style:parent-style-name="Standard">
      <style:text-properties fo:color="#000000" style:font-name="Liberation Serif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officeooo:rsid="0002fa27" officeooo:paragraph-rsid="0002fa27" fo:background-color="#ffff00"/>
    </style:style>
    <style:style style:name="P7" style:family="paragraph" style:parent-style-name="Standard">
      <style:text-properties officeooo:rsid="0002fa27" officeooo:paragraph-rsid="00070e45" fo:background-color="#ffff00"/>
    </style:style>
    <style:style style:name="P8" style:family="paragraph" style:parent-style-name="Standard">
      <style:text-properties officeooo:rsid="000838dd" officeooo:paragraph-rsid="000838dd" fo:background-color="#ffff00"/>
    </style:style>
    <style:style style:name="P9" style:family="paragraph" style:parent-style-name="Standard">
      <style:text-properties officeooo:paragraph-rsid="0002fa27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text-properties style:font-name="Liberation Serif" fo:font-size="12pt" officeooo:rsid="000b5711" officeooo:paragraph-rsid="000ff0de" fo:background-color="transparent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0ff0de"/>
    </style:style>
    <style:style style:name="P13" style:family="paragraph" style:parent-style-name="Standard">
      <style:text-properties officeooo:paragraph-rsid="0010aebd"/>
    </style:style>
    <style:style style:name="P14" style:family="paragraph" style:parent-style-name="Standard">
      <style:text-properties officeooo:paragraph-rsid="00126cc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65b21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fo:font-variant="normal" fo:text-transform="none" fo:color="#171923" style:font-name="inter" fo:font-size="12pt" fo:letter-spacing="normal" fo:font-style="normal" fo:font-weight="normal"/>
    </style:style>
    <style:style style:name="P18" style:family="paragraph" style:parent-style-name="Text_20_body" style:list-style-name="L5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fo:font-variant="normal" fo:text-transform="none" fo:color="#171923" style:font-name="inter" fo:font-size="12pt" fo:letter-spacing="normal" fo:font-style="normal" fo:font-weight="normal"/>
    </style:style>
    <style:style style:name="P19" style:family="paragraph" style:parent-style-name="Text_20_body" style:list-style-name="L1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fo:font-variant="normal" fo:text-transform="none" fo:color="#171923" style:font-name="Liberation Serif" fo:font-size="12pt" fo:letter-spacing="normal" fo:font-style="normal" fo:font-weight="normal"/>
    </style:style>
    <style:style style:name="P20" style:family="paragraph" style:parent-style-name="Text_20_body" style:list-style-name="L2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fo:font-variant="normal" fo:text-transform="none" fo:color="#171923" style:font-name="Liberation Serif" fo:font-size="12pt" fo:letter-spacing="normal" fo:font-style="normal" fo:font-weight="normal"/>
    </style:style>
    <style:style style:name="P21" style:family="paragraph" style:parent-style-name="Text_20_body" style:list-style-name="L1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22" style:family="paragraph" style:parent-style-name="Text_20_body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fo:font-variant="normal" fo:text-transform="none" fo:color="#000000" style:font-name="inter" fo:font-size="12pt" fo:letter-spacing="normal" fo:font-style="normal" fo:font-weight="normal" officeooo:paragraph-rsid="000ff0de"/>
    </style:style>
    <style:style style:name="P23" style:family="paragraph" style:parent-style-name="Text_20_body" style:list-style-name="L1">
      <loext:graphic-properties draw:fill="none" draw:fill-color="#ffffff" draw:opacity="100%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officeooo:paragraph-rsid="000db67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rsid="00070e45" officeooo:paragraph-rsid="00070e45" fo:background-color="#ffff00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070e45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0838dd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#ffff6d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c9faf" officeooo:paragraph-rsid="000c9faf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070e45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0838dd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.318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background-color="#ffff6d" loext:char-shading-value="0"/>
    </style:style>
    <style:style style:name="T3" style:family="text">
      <style:text-properties fo:background-color="#ffff6d" loext:char-shading-value="0" style:font-size-asian="12pt" style:font-size-complex="12pt"/>
    </style:style>
    <style:style style:name="T4" style:family="text">
      <style:text-properties fo:font-variant="normal" fo:text-transform="none" fo:color="#171923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71923" style:font-name="Liberation Serif" fo:font-size="12pt" fo:letter-spacing="normal" fo:font-style="normal" fo:font-weight="normal" officeooo:rsid="0010aebd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fo:background-color="#ffff6d" loext:char-shading-value="0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70e45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26ccb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65b21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838d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26ccb" style:text-blinking="false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6d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02fa27" style:text-blinking="false" fo:background-color="transparent" loext:char-shading-value="0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fo:font-variant="normal" fo:text-transform="none" fo:color="#000000" fo:letter-spacing="normal" officeooo:rsid="0002fa27" fo:background-color="transparent" loext:char-shading-value="0"/>
    </style:style>
    <style:style style:name="T21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Helvetica Neue" fo:font-size="10.5pt" fo:letter-spacing="normal" fo:font-style="normal" fo:font-weight="normal" officeooo:rsid="0002fa27" fo:background-color="transparent" loext:char-shading-value="0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333333" fo:font-size="12pt" fo:letter-spacing="normal" fo:font-style="normal" fo:font-weight="normal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333333" fo:font-size="13.5pt" fo:letter-spacing="normal" fo:font-style="normal" fo:font-weight="normal" fo:background-color="transparent" loext:char-shading-value="0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color="#010507" fo:letter-spacing="normal" fo:font-style="normal" fo:font-weight="normal"/>
    </style:style>
    <style:style style:name="T29" style:family="text">
      <style:text-properties fo:font-variant="normal" fo:text-transform="none" fo:color="#010507" fo:letter-spacing="normal" fo:font-style="normal" fo:font-weight="normal" officeooo:rsid="000b5711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777777" style:font-name="Helvetica Neue" fo:font-size="27pt" fo:letter-spacing="normal" fo:font-style="normal" fo:font-weight="normal"/>
    </style:style>
    <style:style style:name="T31" style:family="text">
      <style:text-properties fo:font-variant="normal" fo:text-transform="none" fo:color="#777777" fo:font-size="27pt" fo:letter-spacing="normal" fo:font-style="normal" fo:font-weight="normal"/>
    </style:style>
    <style:style style:name="T32" style:family="text">
      <style:text-properties fo:font-variant="normal" fo:text-transform="none" fo:color="#777777" fo:letter-spacing="normal" fo:font-style="normal" fo:font-weight="normal"/>
    </style:style>
    <style:style style:name="T33" style:family="text">
      <style:text-properties fo:font-variant="normal" fo:text-transform="none" fo:color="#343a40" style:text-line-through-style="none" style:text-line-through-type="none" style:font-name="geomanistregular-bold" fo:font-size="27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4" style:family="text">
      <style:text-properties fo:font-variant="normal" fo:text-transform="none" fo:color="#343a40" style:text-line-through-style="none" style:text-line-through-type="none" style:font-name="Liberation Serif" fo:font-size="27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2pt" officeooo:rsid="0010aebd" style:font-size-asian="12pt" style:font-size-complex="12pt"/>
    </style:style>
    <style:style style:name="T38" style:family="text">
      <style:text-properties fo:color="#000000"/>
    </style:style>
    <style:style style:name="T39" style:family="text">
      <style:text-properties fo:color="#000000" style:font-name="Liberation Serif"/>
    </style:style>
    <style:style style:name="T40" style:family="text">
      <style:text-properties fo:color="#000000" style:font-name="Liberation Serif" fo:font-size="12pt" officeooo:rsid="00126ccb" style:font-size-asian="12pt" style:font-size-complex="12pt"/>
    </style:style>
    <style:style style:name="T41" style:family="text">
      <style:text-properties fo:color="#000000" officeooo:rsid="0002fa27" fo:background-color="transparent" loext:char-shading-value="0"/>
    </style:style>
    <style:style style:name="T42" style:family="text">
      <style:text-properties fo:color="#000000" fo:font-size="12pt" fo:background-color="transparent" loext:char-shading-value="0" style:font-size-asian="12pt" style:font-size-complex="12pt"/>
    </style:style>
    <style:style style:name="T43" style:family="text">
      <style:text-properties officeooo:rsid="0002fa27" fo:background-color="#ffff00" loext:char-shading-value="0"/>
    </style:style>
    <style:style style:name="T44" style:family="text">
      <style:text-properties officeooo:rsid="000626b7"/>
    </style:style>
    <style:style style:name="T45" style:family="text">
      <style:text-properties style:text-line-through-style="none" style:text-line-through-type="none" style:text-underline-style="none" officeooo:rsid="0002fa27" style:text-blinking="false" fo:background-color="transparent" loext:char-shading-value="0"/>
    </style:style>
    <style:style style:name="T46" style:family="text">
      <style:text-properties style:text-line-through-style="none" style:text-line-through-type="none" style:text-underline-style="none" officeooo:rsid="0002fa27" fo:background-color="transparent" loext:char-shading-value="0"/>
    </style:style>
    <style:style style:name="T47" style:family="text">
      <style:text-properties style:text-line-through-style="none" style:text-line-through-type="none" style:text-underline-style="none" officeooo:rsid="00070e45" fo:background-color="transparent" loext:char-shading-value="0"/>
    </style:style>
    <style:style style:name="T48" style:family="text">
      <style:text-properties style:text-line-through-style="none" style:text-line-through-type="none" style:text-underline-style="none" officeooo:rsid="000838dd" fo:background-color="transparent" loext:char-shading-value="0"/>
    </style:style>
    <style:style style:name="T49" style:family="text">
      <style:text-properties officeooo:rsid="0002fa27" fo:background-color="transparent" loext:char-shading-value="0"/>
    </style:style>
    <style:style style:name="T50" style:family="text">
      <style:text-properties officeooo:rsid="000b5711" fo:background-color="transparent" loext:char-shading-value="0" style:font-size-asian="12pt" style:font-size-complex="12pt"/>
    </style:style>
    <style:style style:name="T51" style:family="text">
      <style:text-properties officeooo:rsid="000838dd"/>
    </style:style>
    <style:style style:name="T52" style:family="text">
      <style:text-properties style:font-name="Whitney"/>
    </style:style>
    <style:style style:name="T53" style:family="text">
      <style:text-properties officeooo:rsid="0010aebd"/>
    </style:style>
    <style:style style:name="T54" style:family="text">
      <style:text-properties officeooo:rsid="00126ccb"/>
    </style:style>
    <style:style style:name="T55" style:family="text">
      <style:text-properties officeooo:rsid="0013755b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VISÃO GERAL:</text:p>
      <text:p text:style-name="Standard"/>
      <text:p text:style-name="Standard"><text:tab/><text:span text:style-name="T1">o que é MariaDB?</text:span></text:p>
      <text:p text:style-name="Standard"><text:tab/><text:tab/>O MariaDB é um dos bancos de dados mais conhecidos do mundo, criado pelos mesmos desenvolvedores do MySQL, que mantiveram a estrutura de código aberto. <text:span text:style-name="T2">Sua principal característica é a rapidez, escalabilidade e robustez de suas ferramentas, plugins e, claro, capacidade de armazenamento</text:span>. </text:p>
      <text:p text:style-name="Standard">Agora que você sabe que os desenvolvedores do MySQL são os mesmos do MariaDB, fica mais fácil entender a origem do nome. “MySQL” é uma marca registrada da Oracle e sua nomenclatura vem da primeira filha de Monty Widenius, chamada My. <text:span text:style-name="T7">MariaDB seguiu essa mesmo tradição ao receber o nome da filha mais nova dele, Maria.</text:span><text:span text:style-name="T6"> A princípio, o nome foi atribuído a um mecanismo de armazenamento. Porém, ele foi renomeado para Aria (graças ao resultado de um concurso) quando passou a unir tanto a tecnologia MySQL quanto a MariaDB tal como conhecemos hoje.</text:span><text:span text:style-name="T36"> </text:span></text:p>
      <text:p text:style-name="Standard"/>
      <text:p text:style-name="Standard"/>
      <text:p text:style-name="Standard"/>
      <text:p text:style-name="P6">HISTÓRICO:</text:p>
      <text:p text:style-name="Standard"/>
      <text:p text:style-name="P15"><text:span text:style-name="T6">Em um período em que o mercado de Banco de Dados era dominado pela </text:span><text:a xlink:type="simple" xlink:href="https://www.microsoft.com/pt-br/" office:target-frame-name="_blank" xlink:show="new" text:style-name="Internet_20_link" text:visited-style-name="Visited_20_Internet_20_Link"><text:span text:style-name="T11">Microsoft </text:span></text:a><text:span text:style-name="T6">e pela </text:span><text:a xlink:type="simple" xlink:href="https://www.oracle.com/index.html" office:target-frame-name="_blank" xlink:show="new" text:style-name="Internet_20_link" text:visited-style-name="Visited_20_Internet_20_Link"><text:span text:style-name="T11">Oracle</text:span></text:a><text:span text:style-name="T6">, eis que surge o </text:span><text:a xlink:type="simple" xlink:href="https://www.homehost.com.br/blog/tutoriais/mysql/o-que-e-mysql/" office:target-frame-name="_blank" xlink:show="new" text:style-name="Internet_20_link" text:visited-style-name="Visited_20_Internet_20_Link"><text:span text:style-name="T11">MySQ</text:span></text:a><text:span text:style-name="T12">L </text:span><text:span text:style-name="T6">em 1995, o qual ganhou espaço e cresceu rapidamente pelo mundo afora. Uma das características do MySQL que foi essencial para sua popularização era ser uma ferramenta de código aberto.</text:span><text:span text:style-name="T39"> </text:span></text:p>
      <text:p text:style-name="P15"><text:span text:style-name="T6">O MySQL apresentava um opção prática para gestão de Banco de Dados. Então, diversas empresas adotaram este sistema de gerenciamento de Banco de Dados (SGBD), inclusive dentro de ambientes corporativos.</text:span></text:p>
      <text:p text:style-name="P30"><text:span text:style-name="T6"><text:s/>Porém, nos finais dos anos 2000 o MySQL passou por uma série de eventos. Inicialmente, um desses evento marcantes foi quando a </text:span><text:a xlink:type="simple" xlink:href="https://pt.wikipedia.org/wiki/Sun_Microsystems" office:target-frame-name="_blank" xlink:show="new" text:style-name="Internet_20_link" text:visited-style-name="Visited_20_Internet_20_Link"><text:span text:style-name="T13">Sun Microsystems</text:span></text:a><text:span text:style-name="T6"> adquiriu o MySQL. Posteriormente, em 2009, a </text:span><text:a xlink:type="simple" xlink:href="https://www.mysql.com/" office:target-frame-name="_blank" xlink:show="new" text:style-name="Internet_20_link" text:visited-style-name="Visited_20_Internet_20_Link"><text:span text:style-name="T13">Oracle adquiriu o MySQL</text:span></text:a><text:span text:style-name="T6">. Portanto, esses episódios foram suficientes para gerar uma grande movimentação da comunidade de Banco de Dados de todo o mundo. Dessa forma, uma série de preocupações surgiram. Muitos citavam, inclusive,</text:span><text:span text:style-name="T7"> a possibilidade de ser o fim do MySQL</text:span><text:span text:style-name="T6">, o que não ocorreu.</text:span></text:p>
      <text:p text:style-name="P25">Diante deste cenário, s<text:span text:style-name="T2">urgiria então um novo projeto de Banco de dados, o Maria DB, criado pelos mesmos criadores do MySQL</text:span>. A primeira versão do MariaDB foi então lançado em 2009.</text:p>
      <text:p text:style-name="P30"><text:span text:style-name="T7">O MariaDB nasceu então como um “fork” do MySQL. Este termo, “fork,” representa um projeto iniciado como uma ramificação de outro já existente, sem que este tenha sido descontinuado.</text:span></text:p>
      <text:p text:style-name="Standard"/>
      <text:p text:style-name="P24">O QUE É O MariaDB</text:p>
      <text:p text:style-name="P31"><text:span text:style-name="T6">O MariaDB também foi criado por </text:span><text:a xlink:type="simple" xlink:href="https://twitter.com/montywi" office:target-frame-name="_blank" xlink:show="new" text:style-name="Internet_20_link" text:visited-style-name="Visited_20_Internet_20_Link"><text:span text:style-name="T17">Michael Widenius</text:span></text:a><text:span text:style-name="T6">, mesmo criador do MySQL. Ele teve seu primeiro lançamento em 2009. É mantido atualmente pela MariaDB </text:span><text:span text:style-name="T8">Fundantion</text:span><text:span text:style-name="T13"> </text:span><text:span text:style-name="T6">e está disponível sob os termos da licença </text:span><text:a xlink:type="simple" xlink:href="https://pt.wikipedia.org/wiki/GNU_General_Public_License" office:target-frame-name="_blank" xlink:show="new" text:style-name="Internet_20_link" text:visited-style-name="Visited_20_Internet_20_Link"><text:span text:style-name="T13">GPL</text:span></text:a><text:span text:style-name="T6"> v2.</text:span></text:p>
      <text:p text:style-name="P26">Por ser um “fork” do MySQL, o MariaDB teve como base o próprio MySQL e manteve sua estrutura de código aberto. Um dos objetivos do Projeto MariaDB era manter um alta fidelidade ao MySQL. Portanto, o MariaDB é compatível com a linguagem SQL. Além disso, também possui uma estrutura de banco de dados relacionais e surgiu com todas as funções do MySQL.</text:p>
      <text:p text:style-name="P26"><text:soft-page-break/>Porém, o MariaDB recebeu algumas melhorias. Dessa forma, alcançava maior segurança e desempenho ao banco de dados.</text:p>
      <text:p text:style-name="P27">Devido a essas melhorias e novas funcionalidades, muitos desenvolvedores passaram a adotar o MariaDB, inclusive no meio corporativo. Por isso, se tornou um dos SGBDs mais populares do mundo. <text:span text:style-name="T49">O MariaDB é um Sistema de Gerenciamento de</text:span><text:span text:style-name="T46"> </text:span><text:span text:style-name="T47">B</text:span><text:span text:style-name="T48">anco de Dados</text:span><text:span text:style-name="T45"> </text:span><text:span text:style-name="T49">de código aberto e compatível tanto com Windows quanto com Linux.</text:span></text:p>
      <text:p text:style-name="P7"/>
      <text:p text:style-name="Standard"/>
      <text:p text:style-name="P6">DESENVOLVEDORES:</text:p>
      <text:p text:style-name="P6"/>
      <text:p text:style-name="P9"><text:span text:style-name="T23">MariaDB é um projeto desenvolvido pela comunidade open source. O </text:span><text:a xlink:type="simple" xlink:href="http://montyprogram.com/" text:style-name="Internet_20_link" text:visited-style-name="Visited_20_Internet_20_Link"><text:span text:style-name="T18">Programa Monty Ab</text:span></text:a><text:span text:style-name="T20"> </text:span><text:span text:style-name="T23">é o principal administrador do projeto, e a maioria de seus funcionários fizeram parte do núcleo de desenvolvedores originais do MySQL. No entanto, qualquer um pode participar de seu desenvolvimento.</text:span><text:span text:style-name="T41"> </text:span></text:p>
      <text:p text:style-name="P9"><text:span text:style-name="T41"/></text:p>
      <text:p text:style-name="P9"><text:span text:style-name="T41"/></text:p>
      <text:p text:style-name="P9"><text:span text:style-name="T43">PRINCIPAIS CARACTERÍSTICAS:</text:span></text:p>
      <text:p text:style-name="P4"/>
      <text:p text:style-name="P25">O MariaDB é um Software de Banco de Dados muito completo e bem estruturado. Portanto, permite trabalhar com informações em larga escala e em conjunto a outras ferramentas. <text:span text:style-name="T51">P</text:span>ossui código aberto, licenciado sobre os termos da GPL 2.0. Esta é uma de <text:span text:style-name="T2">suas característica marcantes, pois possui licença gratuita para uso tanto comercial quanto não comercial</text:span>. Por isso, o próprio MariaDB Foundation mencionar ser um software “Verdadeiramente Open Source”.</text:p>
      <text:p text:style-name="P28">É um SGBD compatível com a linguagem SQL e possui uma grande compatibilidade com o MySQL.</text:p>
      <text:p text:style-name="P32"><text:span text:style-name="T6">Além disso, </text:span><text:span text:style-name="T7">ele funciona perfeitamente com o painel </text:span><text:a xlink:type="simple" xlink:href="https://www.homehost.com.br/blog/cpanel/como-gerenciar-um-banco-de-dados-mysql-usando-o-phpmyadmin/" text:style-name="Internet_20_link" text:visited-style-name="Visited_20_Internet_20_Link"><text:span text:style-name="T17">PHP My Admin</text:span></text:a><text:span text:style-name="T14">(O phpMyAdmin é uma ferramenta de suporte à criação e ao acesso simplificado a bancos de dados de aplicações. Por meio de uma interface simples, diretamente do navegador, qualquer alteração pode ser feita, eliminando a necessidade de linhas de códigos)</text:span><text:span text:style-name="T6">. Este painel é um dos painéis mais utilizados nos servidores. </text:span></text:p>
      <text:p text:style-name="P25">Ao comparar com outras tecnologias de banco de dados, o MariaDB apresenta resultados de desempenho muito bons. Por exemplo, ele vem mostrando ter <text:span text:style-name="T2">grande eficiência em suas consultas.</text:span> Isso ocorre pois, <text:span text:style-name="T2">o método utilizado nas consultas foi simplificado e otimizado</text:span>. Portanto, o MariaDB é muito indicado para quem busca por <text:span text:style-name="T2">eficiência e desempenho em um Banco de Dados.</text:span></text:p>
      <text:p text:style-name="P25">Além de sua eficiência, também <text:span text:style-name="T2">se destaca em sua segurança</text:span>. Pois, trouxe <text:span text:style-name="T2">recursos capazes de</text:span> <text:span text:style-name="T2">identificar vulnerabilidades com mais facilidade.</text:span></text:p>
      <text:p text:style-name="P25">Por se tratar de um projeto Open Source e colaborativo, o MariaDB também ganha destaque na <text:span text:style-name="T2">possibilidade de participação ativa em seu desenvolvimento por parte da comunidade.</text:span> Os <text:span text:style-name="T2">desenvolvedores podem participar ativamente na distribuição de informações, assim como nos debates sobre o software.</text:span> Isso também garante que o MariaDB esteja em c<text:span text:style-name="T2">onstante evolução e melhorias e, portanto, recebendo atualizações constantemente.</text:span></text:p>
      <text:p text:style-name="P25"><text:span text:style-name="T2"/></text:p>
      <text:p text:style-name="P29"><text:span text:style-name="T3">Widenius prometeu: “Quando a Oracle lançar uma extensão de código fechado para o MySQL, nós também lançaremos uma de código aberto.</text:span></text:p>
      <text:p text:style-name="Standard"/>
      <text:p text:style-name="Standard"><text:soft-page-break/></text:p>
      <text:h text:style-name="P1" text:outline-level="4"><text:span text:style-name="T44">VANTAGENS DO</text:span> M<text:span text:style-name="T44">aria</text:span>DB:</text:h>
      <text:list xml:id="list4168701095" text:style-name="L1">
        <text:list-item>
          <text:p text:style-name="P21">O sistema tem rapidez e estabilidade.</text:p>
        </text:list-item>
        <text:list-item>
          <text:p text:style-name="P21">As barras de progresso permitem que você confira a progressão do site.</text:p>
        </text:list-item>
        <text:list-item>
          <text:p text:style-name="P21">Por meio de plugins, você pode personalizar a fim de atender às suas necessidades.</text:p>
        </text:list-item>
        <text:list-item>
          <text:p text:style-name="P19">A criptografia está disponível nos níveis de rede, servidor e aplicativo.</text:p>
        </text:list-item>
        <text:list-item>
          <text:p text:style-name="P23"><text:span text:style-name="T9">Comunidade bastante ativa e alto desenvolvimento: O MariaDB é um projeto símbolo da cultura open source. Por isso, apesar de mais novo no mercado, a sua comunidade é bastante ativa, muitas pessoas contribuem para melhorar o desempenho do SGBD.</text:span></text:p>
        </text:list-item>
        <text:list-item>
          <text:p text:style-name="P23"><text:span text:style-name="T9">Maior nível de segurança: O MariaDB recebe anúncios e atualizações de segurança simultaneamente, o que não acontece no MySQL, isso traz mais transparência e aumenta o nível de segurança do SGBD. </text:span></text:p>
        </text:list-item>
        <text:list-item>
          <text:p text:style-name="P23"><text:span text:style-name="T9">Melhores recursos: O novo SGBD possui recursos mais avançados, eles são lançados antecipadamente e revisados por sua comunidade, o que garante novos recursos com menos bugs e melhor desempenho.</text:span></text:p>
        </text:list-item>
        <text:list-item>
          <text:p text:style-name="P23"><text:span text:style-name="T9"><text:s/>Facilidade de Migração: o MariaDB é uma atualização do MySQL, por isso a migração de um para outro é muito simples e rápida. Isso facilita a vida das empresas que precisam otimizar a troca de banco de dados sem perder desempenho e informações.</text:span></text:p>
        </text:list-item>
      </text:list>
      <text:p text:style-name="P17"/>
      <text:h text:style-name="P2" text:outline-level="4"><text:span text:style-name="T44">DESVANTAGENS DO</text:span> MariaDB:</text:h>
      <text:list xml:id="list1124893116" text:style-name="L2">
        <text:list-item>
          <text:p text:style-name="P20">Como o mecanismo ainda é novo, não há garantia de atualizações e versões adicionais.</text:p>
        </text:list-item>
        <text:list-item>
          <text:p text:style-name="P20">A exemplo de outros mecanismos de banco de dados gratuitos, você precisa pagar para ter acesso ao suporte.</text:p>
        </text:list-item>
      </text:list>
      <text:p text:style-name="Standard"/>
      <text:p text:style-name="Standard"/>
      <text:p text:style-name="P5"><text:span text:style-name="T51">QUAL A DIFERENÇA ENTRE O </text:span>MySQL:</text:p>
      <text:p text:style-name="Standard"/>
      <text:p text:style-name="P33">MariaDB é totalmente licenciada com GPL, enquanto o MySQL tem uma abordagem de dupla licença.</text:p>
      <text:p text:style-name="P33">Cada lida com pools de thread de uma maneira diferente.</text:p>
      <text:p text:style-name="P33">MariaDB suporta muitos mecanismos de armazenamento diferentes.</text:p>
      <text:p text:style-name="P33">Em muitos cenários, o MariaDB oferece melhor desempenho.</text:p>
      <text:p text:style-name="Standard"/>
      <text:p text:style-name="Standard"/>
      <text:p text:style-name="Standard"/>
      <text:p text:style-name="Standard"/>
      <text:p text:style-name="P5"><text:span text:style-name="T51">PRINCIPAIS APLICAÇÕES</text:span>(destinações):</text:p>
      <text:p text:style-name="P5"/>
      <text:p text:style-name="P10"><text:span text:style-name="T25">O MariaDB é rápido, escalável e robusto, com um rico ecossistema de mecanismos de armazenamento, plugins e muitas outras ferramentas que o tornam muito versátil para uma ampla variedade de casos de uso. Alguns de seus principais objetivos são a</text:span><text:span text:style-name="T26"> </text:span><text:span text:style-name="T25">compatibilidade com o MySQL, a segurança e o desempenho. Estes diferenciais fazem realmente com que o software seja </text:span><text:span text:style-name="T21">uma ferramenta poderosa para desenvolver e gerenciar bancos de dados relacionais.</text:span><text:span text:style-name="T42"> </text:span><text:span text:style-name="T22">O desempenho é outro destaque do MariaDB que mostra bons resultados na recuperação de dados superando até mesmo o Mysql. Ele utiliza o XtraDB como motor de armazenamento que permite um uso eficiente da memória proporcionando melhor usabilidade, principalmente em bancos de alta carga.</text:span><text:span text:style-name="T38"> </text:span></text:p>
      <text:p text:style-name="P10"/>
      <text:p text:style-name="P16"><text:soft-page-break/>O banco de dados MariaDB é um servidor de banco de dados que pode ser usado com Linux e Windows. Os dados incluídos no servidor podem ser organizados de forma estruturada.</text:p>
      <text:p text:style-name="P34">Com o software, é possível gerenciar as informações de forma eficiente e organizada. Os dados podem ser editados e tabelas podem ser criadas para separação e classificação das informações, além de ser possível agendar eventos, exportar arquivos, incluir procedimentos, entre outras diversas funcionalidades importantes do banco de dados MariaDB.</text:p>
      <text:p text:style-name="P34">O software do banco de dados MariaDB é bastante completo. Como é bem estruturado, pode ser usado para trabalhar com informações em larga escala, com diversas ferramentas, plug-ins e sistemas para armazenar informações.</text:p>
      <text:p text:style-name="P34">É um software compatível com a linguagem SQL, e entre seus diferenciais estão versatilidade, desempenho e segurança. A interface do programa é intuitiva e amigável, o que deixa seu uso ainda mais simples, agradando bastante aos desenvolvedores e à equipe de TI.</text:p>
      <text:p text:style-name="P34">O banco de dados MariaDB foi, progressivamente, ocupando mais espaço no mercado, já que diversos usuários acabaram trocando o MySQL por ele. Esta migração aconteceu por uma série de vantagens e funcionalidades do banco de dados MariaDB.</text:p>
      <text:p text:style-name="Text_20_body"><text:line-break/></text:p>
      <text:p text:style-name="Standard"/>
      <text:p text:style-name="P8">EMPRESAS QUE UTILIZAM:</text:p>
      <text:p text:style-name="P8"/>
      <text:p text:style-name="P11"><text:span text:style-name="T28">Wikipedia</text:span></text:p>
      <text:p text:style-name="P11"><text:span text:style-name="T28">WordPress.com </text:span></text:p>
      <text:p text:style-name="P12"><text:span text:style-name="T29">Google</text:span><text:span text:style-name="T50"> </text:span></text:p>
      <text:list xml:id="list3062096559" text:style-name="L5">
        <text:list-header>
          <text:p text:style-name="P18">BlaBlaCar;</text:p>
          <text:p text:style-name="P18">Nokia;</text:p>
          <text:p text:style-name="P18">Samsung.</text:p>
        </text:list-header>
      </text:list>
      <text:p text:style-name="P22"><text:span text:style-name="T52">CUNY</text:span></text:p>
      <text:p text:style-name="P22"><text:span text:style-name="T52"><text:s/>Accenture</text:span></text:p>
      <text:p text:style-name="P22"><text:span text:style-name="T52">Docplanner</text:span></text:p>
      <text:p text:style-name="P22"><text:span text:style-name="T52">Grooveshark</text:span></text:p>
      <text:p text:style-name="P22"><text:span text:style-name="T52">Northrop Grumman</text:span></text:p>
      <text:p text:style-name="P22"><text:span text:style-name="T52"/></text:p>
      <text:p text:style-name="P11"/>
      <text:p text:style-name="Standard"/>
      <text:p text:style-name="P5"><text:span text:style-name="T44">REFERÊNCIAS BIBLIOGRÁFICA</text:span>:</text:p>
      <text:p text:style-name="Standard"><text:span text:style-name="T38"/></text:p>
      <text:p text:style-name="Standard"><text:a xlink:type="simple" xlink:href="https://rockcontent.com/br/blog/mariadb/#:~:text=Ele%20foi%20originalmente%20criado%20pela,que%20posteriormente%20criaria%20o%20MariaDB" text:style-name="Internet_20_link" text:visited-style-name="Visited_20_Internet_20_Link"/></text:p>
      <text:p text:style-name="P13"><text:span text:style-name="T53">SOUZA DE, Ivan.</text:span><text:span text:style-name="T37"> </text:span><text:span text:style-name="T4">MariaDB ou MySQL: saiba qual tecnologia de banco de dados escolher. </text:span><text:span text:style-name="T5">R</text:span><text:span text:style-name="T4">ockcontent, </text:span><text:span text:style-name="T5">2020. </text:span><text:span text:style-name="T53">Disponível em: </text:span><text:a xlink:type="simple" xlink:href="https://rockcontent.com/br/blog/mariadb/#:~:text=Ele%20foi%20originalmente%20criado%20pela,que%20posteriormente%20criaria%20o%20MariaDB" text:style-name="Internet_20_link" text:visited-style-name="Visited_20_Internet_20_Link">https://rockcontent.com/br/blog/mariadb/#:~:text=Ele%20foi%20originalmente%20criado%20pela,que%20posteriormente%20criaria%20o%20MariaDB</text:a></text:p>
      <text:p text:style-name="Standard"/>
      <text:p text:style-name="P13"><text:span text:style-name="T53">SOUZA DE, Ivan.</text:span><text:span text:style-name="T37"> </text:span><text:span text:style-name="T5">phpMyAdmin: saiba o que é e aprenda como instalar e criar um banco de dados nele. Rockcontent, 2020.</text:span><text:span text:style-name="T53">Disponível em: </text:span><text:a xlink:type="simple" xlink:href="https://rockcontent.com/br/blog/phpmyadmin/#:~:text=O" text:style-name="Internet_20_link" text:visited-style-name="Visited_20_Internet_20_Link">https://rockcontent.com/br/blog/phpmyadmin/#:~:text=O</text:a></text:p>
      <text:p text:style-name="P13"><text:a xlink:type="simple" xlink:href="https://rockcontent.com/br/blog/phpmyadmin/#:~:text=O%20phpMyAdmin%20é%20uma%20ferramenta,necessidade%20de%20linhas%20de%20códigos" text:style-name="Internet_20_link" text:visited-style-name="Visited_20_Internet_20_Link">%20phpMyAdmin%20%C3%A9%20uma%20ferramenta,necessidade%20de%20linhas%20de%20c%C3%B3digos</text:a>.</text:p>
      <text:p text:style-name="Standard"><text:soft-page-break/></text:p>
      <text:p text:style-name="Standard"/>
      <text:p text:style-name="P14"><text:span text:style-name="T54">MARQUES, Rafael. </text:span><text:span text:style-name="T6">MariaDB 10: Ainda mais poderoso que o MySQL. </text:span><text:span text:style-name="T10">HomeHost. Disponível em:</text:span><text:span text:style-name="T39"> </text:span><text:a xlink:type="simple" xlink:href="https://www.homehost.com.br/blog/tutoriais/mariadb-10-ainda-mais-poderoso-que-o-mysql/" text:style-name="Internet_20_link" text:visited-style-name="Visited_20_Internet_20_Link">https://www.homehost.com.br/blog/tutoriais/mariadb-10-ainda-mais-poderoso-que-o-mysql/</text:a></text:p>
      <text:p text:style-name="Standard"/>
      <text:p text:style-name="Standard"/>
      <text:p text:style-name="Standard"><text:span text:style-name="T55">TECH, tudo. </text:span>Crie e gerencie bancos de dados com MariaDB.<text:span text:style-name="T54">TechTudo. Disponível em: </text:span><text:a xlink:type="simple" xlink:href="https://www.techtudo.com.br/tudo-sobre/mariadb/" text:style-name="Internet_20_link" text:visited-style-name="Visited_20_Internet_20_Link">https://www.techtudo.com.br/tudo-sobre/mariadb/</text:a></text:p>
      <text:p text:style-name="Standard"/>
      <text:p text:style-name="Standard"/>
      <text:p text:style-name="P14"><text:span text:style-name="T40"><text:s/>HOST, Target.</text:span><text:span text:style-name="T9">O que você precisa saber sobre o Banco de dados MariaDB. </text:span><text:span text:style-name="T54">Target Host, 2019. Disponível em :</text:span><text:a xlink:type="simple" xlink:href="https://www.targethost.com.br/o-que-voce-precisa-saber-sobre-o-banco-de-dados-mariadb/" text:style-name="Internet_20_link" text:visited-style-name="Visited_20_Internet_20_Link">https://www.targethost.com.br/o-que-voce-precisa-saber-sobre-o-banco-de-dados-mariadb/</text:a></text:p>
      <text:p text:style-name="Standard"/>
      <text:p text:style-name="Standard"/>
      <text:p text:style-name="P14"><text:span text:style-name="T54">ISBRASIL. </text:span><text:a xlink:type="simple" xlink:href="https://www.isbrasil.info/blog/mysql-vs-mariadb-qual-e-a-diferenca-376813937.html" text:style-name="Internet_20_link" text:visited-style-name="Visited_20_Internet_20_Link"><text:span text:style-name="T15">MySQL vs M</text:span></text:a><text:a xlink:type="simple" xlink:href="https://www.isbrasil.info/blog/mysql-vs-mariadb-qual-e-a-diferenca-376813937.html" text:style-name="Internet_20_link" text:visited-style-name="Visited_20_Internet_20_Link"><text:span text:style-name="T16">a</text:span></text:a><text:a xlink:type="simple" xlink:href="https://www.isbrasil.info/blog/mysql-vs-mariadb-qual-e-a-diferenca-376813937.html" text:style-name="Internet_20_link" text:visited-style-name="Visited_20_Internet_20_Link"><text:span text:style-name="T15">riaDB, qual é a difer</text:span></text:a><text:a xlink:type="simple" xlink:href="https://www.isbrasil.info/blog/mysql-vs-mariadb-qual-e-a-diferenca-376813937.html" text:style-name="Internet_20_link" text:visited-style-name="Visited_20_Internet_20_Link"><text:span text:style-name="T16">e</text:span></text:a><text:a xlink:type="simple" xlink:href="https://www.isbrasil.info/blog/mysql-vs-mariadb-qual-e-a-diferenca-376813937.html" text:style-name="Internet_20_link" text:visited-style-name="Visited_20_Internet_20_Link"><text:span text:style-name="T15">nça?</text:span></text:a><text:span text:style-name="T15">. </text:span><text:span text:style-name="T16">Isbrasil, 2020. </text:span><text:span text:style-name="T54">Disponível em: </text:span><text:a xlink:type="simple" xlink:href="https://www.isbrasil.info/blog/mysql-vs-mariadb-qual-e-a-diferenca-376813937.html" text:style-name="Internet_20_link" text:visited-style-name="Visited_20_Internet_20_Link">https://www.isbrasil.info/blog/mysql-vs-mariadb-qual-e-a-diferenca-376813937.html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Brandon Text" svg:font-family="'Brandon Text', apple-system, BlinkMacSystemFont, 'Segoe UI', Roboto, Oxygen-Sans, Ubuntu, Cantarell, 'Helvetica Neue', sans-serif"/>
    <style:font-face style:name="Helvetica Neue" svg:font-family="'Helvetica Neue', Helvetica, Arial, sans-serif"/>
    <style:font-face style:name="Nunito Sans" svg:font-family="'Nunito Sans', sans-serif"/>
    <style:font-face style:name="Nunito" svg:font-family="Nunito, sans-serif"/>
    <style:font-face style:name="OpenSans" svg:font-family="OpenSans"/>
    <style:font-face style:name="Roboto" svg:font-family="Roboto, apple-system, BlinkMacSystemFont, 'Segoe UI', Oxygen-Sans, Ubuntu, Cantarell, 'Helvetica Neue', sans-serif"/>
    <style:font-face style:name="Whitney" svg:font-family="Whitney, sans-serif"/>
    <style:font-face style:name="arial" svg:font-family="arial, sans-serif"/>
    <style:font-face style:name="geomanistregular-bold" svg:font-family="geomanistregular-bold, sans-serif"/>
    <style:font-face style:name="geomanistregular-light" svg:font-family="geomanistregular-light, sans-serif"/>
    <style:font-face style:name="inter" svg:font-family="inter, sans-serif"/>
    <style:font-face style:name="lora-regular" svg:font-family="lora-regular, serif"/>
    <style:font-face style:name="manrope" svg:font-family="manrope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10T19:04:38.978000000</meta:creation-date>
    <dc:date>2023-02-11T23:04:49.058000000</dc:date>
    <meta:editing-duration>PT12M4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5" meta:paragraph-count="70" meta:word-count="1591" meta:character-count="10539" meta:non-whitespace-character-count="9013"/>
  </office:meta>
</office:document-meta>
</file>